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1.698cm"/>
    </style:style>
    <style:style style:name="gr2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5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6" style:family="graphic" style:parent-style-name="standard">
      <style:graphic-properties svg:stroke-width="0.028cm" draw:marker-start-width="0.342cm" draw:marker-end-width="0.342cm" draw:fill="solid" draw:fill-color="#cccccc" draw:opacity="50%" draw:textarea-horizontal-align="center" fo:padding-top="0.039cm" fo:padding-bottom="0.039cm" fo:padding-left="0.065cm" fo:padding-right="0.065cm" draw:shadow-opacity="50%"/>
    </style:style>
    <style:style style:name="gr7" style:family="graphic" style:parent-style-name="objectwithoutfill">
      <style:graphic-properties svg:stroke-width="0.051cm" draw:marker-start-width="0.376cm" draw:marker-end="Arrow" draw:marker-end-width="0.254cm" draw:fill="none" draw:textarea-horizontal-align="center" fo:padding-top="0.05cm" fo:padding-bottom="0.05cm" fo:padding-left="0.076cm" fo:padding-right="0.076cm"/>
    </style:style>
    <style:style style:name="gr8" style:family="graphic" style:parent-style-name="objectwithoutfill">
      <style:graphic-properties draw:marker-end="Arrow" draw:marker-end-width="0.254cm" draw:fill="none" draw:textarea-horizontal-align="center"/>
    </style:style>
    <style:style style:name="gr9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10" style:family="graphic" style:parent-style-name="standard">
      <style:graphic-properties svg:stroke-width="0.028cm" draw:marker-start-width="0.342cm" draw:marker-end-width="0.342cm" draw:fill="solid" draw:fill-color="#cccccc" draw:opacity="50%" draw:textarea-horizontal-align="center" fo:padding-top="0.039cm" fo:padding-bottom="0.039cm" fo:padding-left="0.065cm" fo:padding-right="0.065cm"/>
    </style:style>
    <style:style style:name="gr11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12" style:family="graphic" style:parent-style-name="standard">
      <style:graphic-properties draw:fill="solid" draw:fill-color="#ffffff" draw:textarea-horizontal-align="center"/>
    </style:style>
    <style:style style:name="gr13" style:family="graphic" style:parent-style-name="objectwithoutfill">
      <style:graphic-properties draw:marker-start="" draw:marker-end="Arrow" draw:marker-end-width="0.254cm" draw:fill="none" draw:textarea-horizontal-align="center"/>
    </style:style>
    <style:style style:name="gr14" style:family="graphic" style:parent-style-name="objectwithoutfill">
      <style:graphic-properties draw:marker-start="Arrow" draw:marker-start-width="0.254cm" draw:marker-end="" draw:marker-end-width="0.254cm" draw:fill="none" draw:textarea-horizontal-align="center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092cm"/>
    </style:style>
    <style:style style:name="gr1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232cm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198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351cm"/>
    </style:style>
    <style:style style:name="gr1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211cm"/>
    </style:style>
    <style:style style:name="gr2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448cm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2pt"/>
    </style:style>
    <style:style style:name="P6" style:family="paragraph">
      <style:paragraph-properties fo:text-align="center"/>
    </style:style>
    <style:style style:name="P7" style:family="paragraph">
      <style:text-properties fo:font-size="10pt" style:font-size-asian="10pt" style:font-size-complex="10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8cm" svg:height="0.9cm" svg:x="1.75cm" svg:y="1.65cm">
          <draw:text-box>
            <text:p><text:span text:style-name="T1">TRIF</text:span></text:p>
          </draw:text-box>
        </draw:frame>
        <draw:g>
          <draw:polyline draw:style-name="gr2" draw:layer="layout" svg:width="0.249cm" svg:height="0.499cm" svg:x="1.5cm" svg:y="12.6cm" svg:viewBox="0 0 250 500" draw:points="0,0 250,250 0,500">
            <text:p/>
          </draw:polyline>
          <draw:frame draw:style-name="gr3" draw:text-style-name="P2" draw:layer="layout" svg:width="1.391cm" svg:height="0.445cm" svg:x="1.859cm" svg:y="12.608cm">
            <draw:text-box>
              <text:p><text:span text:style-name="T2">piShlClk</text:span></text:p>
            </draw:text-box>
          </draw:frame>
        </draw:g>
        <draw:g>
          <draw:frame draw:style-name="gr4" draw:text-style-name="P2" draw:layer="layout" svg:width="1.408cm" svg:height="0.445cm" svg:x="1.845cm" svg:y="12.108cm">
            <draw:text-box>
              <text:p><text:span text:style-name="T2">piShlRst</text:span></text:p>
            </draw:text-box>
          </draw:frame>
          <draw:line draw:style-name="gr5" draw:layer="layout" svg:x1="1.5cm" svg:y1="12.35cm" svg:x2="1.75cm" svg:y2="12.35cm">
            <text:p/>
          </draw:line>
        </draw:g>
        <draw:rect draw:style-name="gr6" draw:text-style-name="P3" draw:layer="layout" svg:width="12.928cm" svg:height="0.559cm" svg:x="4.048cm" svg:y="1.482cm">
          <text:p><text:span text:style-name="T3">ROLE </text:span></text:p>
        </draw:rect>
        <draw:polyline draw:style-name="gr7" draw:layer="layout" svg:width="0cm" svg:height="1.853cm" svg:x="4.556cm" svg:y="11.084cm" svg:viewBox="0 0 0 1854" draw:points="0,1854 0,604 0,0">
          <text:p/>
        </draw:polyline>
        <draw:polyline draw:style-name="gr8" draw:layer="layout" svg:width="0cm" svg:height="1.853cm" svg:x="5.056cm" svg:y="11.084cm" svg:viewBox="0 0 0 1854" draw:points="0,1854 0,604 0,0">
          <text:p/>
        </draw:polyline>
        <draw:polyline draw:style-name="gr7" draw:layer="layout" svg:width="0cm" svg:height="2.502cm" svg:x="16.496cm" svg:y="10.448cm" svg:viewBox="0 0 0 2503" draw:points="0,0 0,1688 0,2503">
          <text:p/>
        </draw:polyline>
        <draw:polyline draw:style-name="gr8" draw:layer="layout" svg:width="0cm" svg:height="2.502cm" svg:x="15.996cm" svg:y="10.448cm" svg:viewBox="0 0 0 2503" draw:points="0,0 0,1688 0,2503">
          <text:p/>
        </draw:polyline>
        <draw:polyline draw:style-name="gr7" draw:layer="layout" svg:width="0cm" svg:height="1.844cm" svg:x="4.556cm" svg:y="1.99cm" svg:viewBox="0 0 0 1845" draw:points="0,1845 0,602 0,0">
          <text:p/>
        </draw:polyline>
        <draw:polyline draw:style-name="gr7" draw:layer="layout" svg:width="0cm" svg:height="1.057cm" svg:x="16.456cm" svg:y="1.999cm" svg:viewBox="0 0 0 1058" draw:points="0,0 0,713 0,1058">
          <text:p/>
        </draw:polyline>
        <draw:polyline draw:style-name="gr8" draw:layer="layout" svg:width="0cm" svg:height="2.512cm" svg:x="6.256cm" svg:y="10.398cm" svg:viewBox="0 0 0 2513" draw:points="0,2513 0,819 0,0">
          <text:p/>
        </draw:polyline>
        <draw:polyline draw:style-name="gr8" draw:layer="layout" svg:width="0cm" svg:height="2.615cm" svg:x="6.816cm" svg:y="10.398cm" svg:viewBox="0 0 0 2616" draw:points="0,0 0,1764 0,2616">
          <text:p/>
        </draw:polyline>
        <draw:rect draw:style-name="gr9" draw:text-style-name="P5" draw:layer="layout" svg:width="1.849cm" svg:height="1.296cm" svg:x="5.78cm" svg:y="9.115cm">
          <text:p text:style-name="P4"><text:span text:style-name="T4">pLSn</text:span></text:p>
          <text:p text:style-name="P4"><text:span text:style-name="T5"><text:s text:c="4"/></text:span><text:span text:style-name="T5">pListen</text:span><text:span text:style-name="T4"> </text:span></text:p>
        </draw:rect>
        <draw:rect draw:style-name="gr10" draw:text-style-name="P3" draw:layer="layout" svg:width="12.928cm" svg:height="0.559cm" svg:x="4.048cm" svg:y="12.912cm">
          <text:p><text:span text:style-name="T3">TOE</text:span></text:p>
        </draw:rect>
        <draw:rect draw:style-name="gr11" draw:text-style-name="P6" draw:layer="layout" svg:width="18cm" svg:height="11.988cm" svg:x="1.508cm" svg:y="1.457cm">
          <text:p/>
        </draw:rect>
        <draw:polyline draw:style-name="gr8" draw:layer="layout" svg:width="0cm" svg:height="2.555cm" svg:x="13.956cm" svg:y="10.347cm" svg:viewBox="0 0 0 2556" draw:points="0,2556 0,833 0,0">
          <text:p/>
        </draw:polyline>
        <draw:polyline draw:style-name="gr8" draw:layer="layout" svg:width="0cm" svg:height="2.555cm" svg:x="14.496cm" svg:y="10.452cm" svg:viewBox="0 0 0 2556" draw:points="0,0 0,1723 0,2556">
          <text:p/>
        </draw:polyline>
        <draw:rect draw:style-name="gr9" draw:text-style-name="P5" draw:layer="layout" svg:width="1.752cm" svg:height="1.296cm" svg:x="13.48cm" svg:y="9.109cm">
          <text:p text:style-name="P4"><text:span text:style-name="T4">pOPn</text:span></text:p>
          <text:p text:style-name="P4"><text:span text:style-name="T5"><text:s text:c="4"/></text:span><text:span text:style-name="T5">pOpen</text:span><text:span text:style-name="T4"> </text:span></text:p>
        </draw:rect>
        <draw:rect draw:style-name="gr9" draw:text-style-name="P5" draw:layer="layout" svg:width="3.327cm" svg:height="2.82cm" svg:x="6.334cm" svg:y="5.546cm">
          <text:p text:style-name="P4"><text:span text:style-name="T4">pACc</text:span></text:p>
          <text:p text:style-name="P4"><text:span text:style-name="T5"><text:s text:c="4"/></text:span><text:span text:style-name="T5">pAccept</text:span><text:span text:style-name="T4"> </text:span></text:p>
        </draw:rect>
        <draw:polyline draw:style-name="gr8" draw:layer="layout" svg:width="0cm" svg:height="4.489cm" svg:x="8.356cm" svg:y="8.34cm" svg:viewBox="0 0 0 4490" draw:points="0,4490 0,1463 0,0">
          <text:p/>
        </draw:polyline>
        <draw:polyline draw:style-name="gr8" draw:layer="layout" svg:width="0cm" svg:height="4.641cm" svg:x="8.874cm" svg:y="8.372cm" svg:viewBox="0 0 0 4642" draw:points="0,0 0,3130 0,4642">
          <text:p/>
        </draw:polyline>
        <draw:rect draw:style-name="gr9" draw:text-style-name="P5" draw:layer="layout" svg:width="3.327cm" svg:height="2.82cm" svg:x="11.435cm" svg:y="4.546cm">
          <text:p text:style-name="P4"><text:span text:style-name="T4">pSIs</text:span></text:p>
          <text:p text:style-name="P4"><text:span text:style-name="T5"><text:s text:c="4"/></text:span><text:span text:style-name="T5">pSessionIdServer</text:span><text:span text:style-name="T4"> </text:span></text:p>
        </draw:rect>
        <draw:polyline draw:style-name="gr8" draw:layer="layout" svg:width="1.853cm" svg:height="0cm" svg:x="9.636cm" svg:y="6.057cm" svg:viewBox="0 0 1854 0" draw:points="0,0 1250,0 1854,0">
          <text:p/>
        </draw:polyline>
        <draw:rect draw:style-name="gr12" draw:text-style-name="P7" draw:layer="layout" svg:width="0.483cm" svg:height="0.483cm" svg:x="10.169cm" svg:y="5.816cm">
          <text:p><text:span text:style-name="T6">1</text:span></text:p>
        </draw:rect>
        <draw:polyline draw:style-name="gr13" draw:layer="layout" svg:width="3.479cm" svg:height="1.243cm" svg:x="12.201cm" svg:y="3.302cm" svg:viewBox="0 0 3480 1244" draw:points="3480,0 0,0 0,1244">
          <text:p/>
        </draw:polyline>
        <draw:rect draw:style-name="gr9" draw:text-style-name="P5" draw:layer="layout" svg:width="2.521cm" svg:height="7.366cm" svg:x="2.821cm" svg:y="3.794cm">
          <text:p text:style-name="P4"><text:span text:style-name="T4">pRXp</text:span></text:p>
          <text:p text:style-name="P4"><text:span text:style-name="T5"><text:s text:c="4"/></text:span><text:span text:style-name="T5">pRxPath</text:span><text:span text:style-name="T4"> </text:span></text:p>
        </draw:rect>
        <draw:rect draw:style-name="gr9" draw:text-style-name="P5" draw:layer="layout" svg:width="2.521cm" svg:height="7.392cm" svg:x="15.673cm" svg:y="3.006cm">
          <text:p text:style-name="P4"><text:span text:style-name="T4">pTXp</text:span></text:p>
          <text:p text:style-name="P4"><text:span text:style-name="T5"><text:s text:c="4"/></text:span><text:span text:style-name="T5">pTxPath</text:span><text:span text:style-name="T4"> </text:span></text:p>
        </draw:rect>
        <draw:rect draw:style-name="gr12" draw:text-style-name="P7" draw:layer="layout" svg:width="0.483cm" svg:height="0.483cm" svg:x="14.441cm" svg:y="3.006cm">
          <text:p><text:span text:style-name="T6">1</text:span></text:p>
        </draw:rect>
        <draw:polyline draw:style-name="gr14" draw:layer="layout" svg:width="3.504cm" svg:height="1.243cm" svg:x="12.176cm" svg:y="7.366cm" svg:viewBox="0 0 3505 1244" draw:points="3505,1244 0,1244 0,0">
          <text:p/>
        </draw:polyline>
        <draw:rect draw:style-name="gr12" draw:text-style-name="P7" draw:layer="layout" svg:width="0.509cm" svg:height="0.483cm" svg:x="14.486cm" svg:y="8.34cm">
          <text:p><text:span text:style-name="T6">1</text:span></text:p>
        </draw:rect>
        <draw:frame draw:style-name="gr15" draw:text-style-name="P2" draw:layer="layout" svg:width="3.194cm" svg:height="0.445cm" svg:x="8.118cm" svg:y="9.128cm">
          <draw:text-box>
            <text:p><text:span text:style-name="T2">siTOE_This_Notif</text:span></text:p>
          </draw:text-box>
        </draw:frame>
        <draw:frame draw:style-name="gr16" draw:text-style-name="P2" draw:layer="layout" svg:width="3.334cm" svg:height="0.445cm" svg:x="8.618cm" svg:y="9.629cm">
          <draw:text-box>
            <text:p><text:span text:style-name="T2">soTHIS_Toe_RReq</text:span></text:p>
          </draw:text-box>
        </draw:frame>
        <draw:frame draw:style-name="gr17" draw:text-style-name="P2" draw:layer="layout" svg:width="3.3cm" svg:height="0.445cm" svg:x="6.018cm" svg:y="10.828cm">
          <draw:text-box>
            <text:p><text:span text:style-name="T2">siTOE_This_LsnAck</text:span></text:p>
          </draw:text-box>
        </draw:frame>
        <draw:frame draw:style-name="gr18" draw:text-style-name="P2" draw:layer="layout" svg:width="3.453cm" svg:height="0.445cm" svg:x="6.518cm" svg:y="11.329cm">
          <draw:text-box>
            <text:p><text:span text:style-name="T2">soTHIS_Toe_LsnReq</text:span></text:p>
          </draw:text-box>
        </draw:frame>
        <draw:frame draw:style-name="gr15" draw:text-style-name="P2" draw:layer="layout" svg:width="3.194cm" svg:height="0.445cm" svg:x="11.295cm" svg:y="3.552cm">
          <draw:text-box>
            <text:p><text:span text:style-name="T2">sTxpToSis_BufId</text:span></text:p>
          </draw:text-box>
        </draw:frame>
        <draw:frame draw:style-name="gr15" draw:text-style-name="P2" draw:layer="layout" svg:width="3.194cm" svg:height="0.445cm" svg:x="11.295cm" svg:y="7.753cm">
          <draw:text-box>
            <text:p><text:span text:style-name="T2">sSisToTxp_SessId</text:span></text:p>
          </draw:text-box>
        </draw:frame>
        <draw:frame draw:style-name="gr19" draw:text-style-name="P2" draw:layer="layout" svg:width="3.313cm" svg:height="0.445cm" svg:x="13.719cm" svg:y="10.828cm">
          <draw:text-box>
            <text:p><text:span text:style-name="T2">siTOE_This_OpnSts</text:span></text:p>
          </draw:text-box>
        </draw:frame>
        <draw:frame draw:style-name="gr20" draw:text-style-name="P2" draw:layer="layout" svg:width="3.55cm" svg:height="0.445cm" svg:x="14.219cm" svg:y="11.329cm">
          <draw:text-box>
            <text:p><text:span text:style-name="T2">soTHIS_Toe_OpnReq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4DT22H34M31S</meta:editing-duration>
    <meta:editing-cycles>164</meta:editing-cycles>
    <meta:generator>OpenOffice/4.1.3$Win32 OpenOffice.org_project/413m1$Build-9783</meta:generator>
    <dc:date>2019-02-25T19:31:47.13</dc:date>
    <dc:creator>Francois Abel</dc:creator>
    <meta:printed-by>Francois Abel</meta:printed-by>
    <meta:print-date>2018-01-29T17:34:31.89</meta:print-date>
    <meta:document-statistic meta:object-count="42"/>
  </office:meta>
</office:document-meta>
</file>